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52mm"/>
    </style:style>
    <style:style style:name="co2" style:family="table-column">
      <style:table-column-properties fo:break-before="auto" style:column-width="28.79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35.75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2"/>
    <style:style style:name="ce6" style:family="table-cell" style:parent-style-name="Default">
      <style:table-cell-properties fo:background-color="#ce181e"/>
      <style:text-properties fo:color="#ffffff"/>
    </style:style>
    <style:style style:name="ce8" style:family="table-cell" style:parent-style-name="Default">
      <style:table-cell-properties fo:background-color="#ed1c24"/>
      <style:text-properties fo:color="#ffffff"/>
    </style:style>
    <style:style style:name="ce10" style:family="table-cell" style:parent-style-name="Default" style:data-style-name="N2">
      <style:table-cell-properties fo:background-color="#ce181e"/>
      <style:text-properties fo:color="#ffffff"/>
    </style:style>
    <style:style style:name="ce3" style:family="table-cell" style:parent-style-name="Default" style:data-style-name="N2">
      <style:table-cell-properties fo:background-color="#fff200"/>
    </style:style>
    <style:style style:name="ce7" style:family="table-cell" style:parent-style-name="Default">
      <style:text-properties fo:color="#ce18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278.8mm" svg:height="156.82mm" svg:x="254.42mm" svg:y="159.04mm">
            <draw:object draw:notify-on-update-of-ranges="results.B20:results.G20 results.B43:results.G43 results.B65:results.G65 results.B87:results.G8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282.93mm" svg:height="159.14mm" svg:x="255.21mm" svg:y="319.87mm">
            <draw:object draw:notify-on-update-of-ranges="results.B21:results.G21 results.B44:results.G44 results.B66:results.G66 results.B88:results.G8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261.19mm" svg:height="151.1mm" svg:x="252.99mm" svg:y="3.47mm">
            <draw:object draw:notify-on-update-of-ranges="results.B19:results.G19 results.B42:results.G42 results.B64:results.G64 results.B86:results.G8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289.75mm" svg:height="162.98mm" svg:x="251.1mm" svg:y="485.9mm">
            <draw:object draw:notify-on-update-of-ranges="results.B22:results.G22 results.B45:results.G45 results.B67:results.G67 results.B89:results.G8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3" table:default-cell-style-name="Default"/>
        <table:table-row table:style-name="ro1">
          <table:table-cell table:style-name="ce1" office:value-type="string" calcext:value-type="string">
            <text:p>Basic</text:p>
          </table:table-cell>
          <table:table-cell table:style-name="ce1" table:number-columns-repeated="6"/>
          <table:table-cell table:number-columns-repeated="14"/>
        </table:table-row>
        <table:table-row table:style-name="ro1">
          <table:table-cell office:value-type="string" calcext:value-type="string">
            <text:p>Configur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ial Best</text:p>
          </table:table-cell>
          <table:table-cell office:value-type="float" office:value="22565794.0154538" calcext:value-type="float">
            <text:p>22565794.0154538</text:p>
          </table:table-cell>
          <table:table-cell office:value-type="float" office:value="22760929.3954624" calcext:value-type="float">
            <text:p>22760929.3954624</text:p>
          </table:table-cell>
          <table:table-cell office:value-type="float" office:value="23149493.7224535" calcext:value-type="float">
            <text:p>23149493.7224535</text:p>
          </table:table-cell>
          <table:table-cell table:style-name="Default" office:value-type="float" office:value="23020079.1572776" calcext:value-type="float">
            <text:p>23020079.1572776</text:p>
          </table:table-cell>
          <table:table-cell office:value-type="float" office:value="22804748.2104552" calcext:value-type="float">
            <text:p>22804748.2104552</text:p>
          </table:table-cell>
          <table:table-cell office:value-type="float" office:value="22980219.8748152" calcext:value-type="float">
            <text:p>22980219.87481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st Result</text:p>
          </table:table-cell>
          <table:table-cell office:value-type="float" office:value="21783889.1480634" calcext:value-type="float">
            <text:p>21783889.1480634</text:p>
          </table:table-cell>
          <table:table-cell office:value-type="float" office:value="21083853.8657483" calcext:value-type="float">
            <text:p>21083853.8657483</text:p>
          </table:table-cell>
          <table:table-cell office:value-type="float" office:value="21731665.4546834" calcext:value-type="float">
            <text:p>21731665.4546834</text:p>
          </table:table-cell>
          <table:table-cell table:style-name="Default" office:value-type="float" office:value="21354797.1361259" calcext:value-type="float">
            <text:p>21354797.1361259</text:p>
          </table:table-cell>
          <table:table-cell office:value-type="float" office:value="21599161.1651287" calcext:value-type="float">
            <text:p>21599161.1651287</text:p>
          </table:table-cell>
          <table:table-cell office:value-type="float" office:value="22374565.4048446" calcext:value-type="float">
            <text:p>22374565.4048446</text:p>
          </table:table-cell>
          <table:table-cell table:style-name="ce2" table:number-columns-repeated="14"/>
        </table:table-row>
        <table:table-row table:style-name="ro1">
          <table:table-cell table:style-name="ce2" office:value-type="string" calcext:value-type="string">
            <text:p>Improvement (%)</text:p>
          </table:table-cell>
          <table:table-cell table:style-name="ce2" table:formula="of:=(([.B4]-[.B5])/[.B4])*100" office:value-type="float" office:value="3.46500046421999" calcext:value-type="float">
            <text:p>3.47</text:p>
          </table:table-cell>
          <table:table-cell table:style-name="ce2" table:formula="of:=(([.C4]-[.C5])/[.C4])*100" office:value-type="float" office:value="7.36822078121485" calcext:value-type="float">
            <text:p>7.37</text:p>
          </table:table-cell>
          <table:table-cell table:style-name="ce2" table:formula="of:=(([.D4]-[.D5])/[.D4])*100" office:value-type="float" office:value="6.12466209744751" calcext:value-type="float">
            <text:p>6.12</text:p>
          </table:table-cell>
          <table:table-cell table:formula="of:=(([.E4]-[.E5])/[.E4])*100" office:value-type="float" office:value="7.23404124622758" calcext:value-type="float">
            <text:p>7.23</text:p>
          </table:table-cell>
          <table:table-cell table:style-name="ce2" table:formula="of:=(([.F4]-[.F5])/[.F4])*100" office:value-type="float" office:value="5.28656152745322" calcext:value-type="float">
            <text:p>5.29</text:p>
          </table:table-cell>
          <table:table-cell table:style-name="ce2" table:formula="of:=(([.G4]-[.G5])/[.G4])*100" office:value-type="float" office:value="2.63554688888924" calcext:value-type="float">
            <text:p>2.64</text:p>
          </table:table-cell>
          <table:table-cell table:style-name="ce7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/>
          <table:table-cell table:style-name="ce7"/>
          <table:table-cell table:number-columns-repeated="14"/>
        </table:table-row>
        <table:table-row table:style-name="ro1">
          <table:table-cell office:value-type="string" calcext:value-type="string">
            <text:p>Configur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ial Best</text:p>
          </table:table-cell>
          <table:table-cell office:value-type="float" office:value="22807873.8594888" calcext:value-type="float">
            <text:p>22807873.8594888</text:p>
          </table:table-cell>
          <table:table-cell office:value-type="float" office:value="22709548.6661797" calcext:value-type="float">
            <text:p>22709548.6661797</text:p>
          </table:table-cell>
          <table:table-cell office:value-type="float" office:value="22908989.5897279" calcext:value-type="float">
            <text:p>22908989.5897279</text:p>
          </table:table-cell>
          <table:table-cell table:style-name="Default" office:value-type="float" office:value="21948033.7019009" calcext:value-type="float">
            <text:p>21948033.7019009</text:p>
          </table:table-cell>
          <table:table-cell office:value-type="float" office:value="22613853.9197897" calcext:value-type="float">
            <text:p>22613853.9197897</text:p>
          </table:table-cell>
          <table:table-cell office:value-type="float" office:value="23001623.9066584" calcext:value-type="float">
            <text:p>23001623.90665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st Result</text:p>
          </table:table-cell>
          <table:table-cell office:value-type="float" office:value="21611574.4431279" calcext:value-type="float">
            <text:p>21611574.4431279</text:p>
          </table:table-cell>
          <table:table-cell office:value-type="float" office:value="21125521.1226399" calcext:value-type="float">
            <text:p>21125521.1226399</text:p>
          </table:table-cell>
          <table:table-cell office:value-type="float" office:value="21433219.7879355" calcext:value-type="float">
            <text:p>21433219.7879355</text:p>
          </table:table-cell>
          <table:table-cell table:style-name="Default" office:value-type="float" office:value="21463300.5883081" calcext:value-type="float">
            <text:p>21463300.5883081</text:p>
          </table:table-cell>
          <table:table-cell office:value-type="float" office:value="21426354.9669659" calcext:value-type="float">
            <text:p>21426354.9669659</text:p>
          </table:table-cell>
          <table:table-cell office:value-type="float" office:value="23001623.9066584" calcext:value-type="float">
            <text:p>23001623.906658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Improvement (%)</text:p>
          </table:table-cell>
          <table:table-cell table:style-name="ce2" table:formula="of:=(([.B10]-[.B11])/[.B10])*100" office:value-type="float" office:value="5.24511589169107" calcext:value-type="float">
            <text:p>5.25</text:p>
          </table:table-cell>
          <table:table-cell table:style-name="ce2" table:formula="of:=(([.C10]-[.C11])/[.C10])*100" office:value-type="float" office:value="6.97516083135031" calcext:value-type="float">
            <text:p>6.98</text:p>
          </table:table-cell>
          <table:table-cell table:style-name="ce2" table:formula="of:=(([.D10]-[.D11])/[.D10])*100" office:value-type="float" office:value="6.44188079972815" calcext:value-type="float">
            <text:p>6.44</text:p>
          </table:table-cell>
          <table:table-cell table:formula="of:=(([.E10]-[.E11])/[.E10])*100" office:value-type="float" office:value="2.20854915832764" calcext:value-type="float">
            <text:p>2.21</text:p>
          </table:table-cell>
          <table:table-cell table:style-name="ce2" table:formula="of:=(([.F10]-[.F11])/[.F10])*100" office:value-type="float" office:value="5.25120113111108" calcext:value-type="float">
            <text:p>5.25</text:p>
          </table:table-cell>
          <table:table-cell table:style-name="ce2" table:formula="of:=(([.G10]-[.G11])/[.G10])*100" office:value-type="float" office:value="0" calcext:value-type="float">
            <text:p>0.00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Configur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ial Best</text:p>
          </table:table-cell>
          <table:table-cell office:value-type="float" office:value="22913634.9815796" calcext:value-type="float">
            <text:p>22913634.9815796</text:p>
          </table:table-cell>
          <table:table-cell office:value-type="float" office:value="22593038.9233456" calcext:value-type="float">
            <text:p>22593038.9233456</text:p>
          </table:table-cell>
          <table:table-cell office:value-type="float" office:value="22902355.9017428" calcext:value-type="float">
            <text:p>22902355.9017428</text:p>
          </table:table-cell>
          <table:table-cell table:style-name="Default" office:value-type="float" office:value="22740659.8220616" calcext:value-type="float">
            <text:p>22740659.8220616</text:p>
          </table:table-cell>
          <table:table-cell office:value-type="float" office:value="22791673.5572732" calcext:value-type="float">
            <text:p>22791673.5572732</text:p>
          </table:table-cell>
          <table:table-cell office:value-type="float" office:value="22409526.3564714" calcext:value-type="float">
            <text:p>22409526.35647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st Result</text:p>
          </table:table-cell>
          <table:table-cell office:value-type="float" office:value="21121033.2077978" calcext:value-type="float">
            <text:p>21121033.2077978</text:p>
          </table:table-cell>
          <table:table-cell office:value-type="float" office:value="21593746.3381396" calcext:value-type="float">
            <text:p>21593746.3381396</text:p>
          </table:table-cell>
          <table:table-cell office:value-type="float" office:value="21684282.0059868" calcext:value-type="float">
            <text:p>21684282.0059868</text:p>
          </table:table-cell>
          <table:table-cell table:style-name="Default" office:value-type="float" office:value="21431688.3535831" calcext:value-type="float">
            <text:p>21431688.3535831</text:p>
          </table:table-cell>
          <table:table-cell office:value-type="float" office:value="21542513.8985687" calcext:value-type="float">
            <text:p>21542513.8985687</text:p>
          </table:table-cell>
          <table:table-cell office:value-type="float" office:value="22409526.3564714" calcext:value-type="float">
            <text:p>22409526.356471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Improvement (%)</text:p>
          </table:table-cell>
          <table:table-cell table:style-name="ce2" table:formula="of:=(([.B16]-[.B17])/[.B16])*100" office:value-type="float" office:value="7.82329724298604" calcext:value-type="float">
            <text:p>7.82</text:p>
          </table:table-cell>
          <table:table-cell table:style-name="ce2" table:formula="of:=(([.C16]-[.C17])/[.C16])*100" office:value-type="float" office:value="4.42301094862197" calcext:value-type="float">
            <text:p>4.42</text:p>
          </table:table-cell>
          <table:table-cell table:style-name="ce2" table:formula="of:=(([.D16]-[.D17])/[.D16])*100" office:value-type="float" office:value="5.31855282042539" calcext:value-type="float">
            <text:p>5.32</text:p>
          </table:table-cell>
          <table:table-cell table:formula="of:=(([.E16]-[.E17])/[.E16])*100" office:value-type="float" office:value="5.75608394268584" calcext:value-type="float">
            <text:p>5.76</text:p>
          </table:table-cell>
          <table:table-cell table:style-name="ce2" table:formula="of:=(([.F16]-[.F17])/[.F16])*100" office:value-type="float" office:value="5.48077198265185" calcext:value-type="float">
            <text:p>5.48</text:p>
          </table:table-cell>
          <table:table-cell table:style-name="ce2" table:formula="of:=(([.G16]-[.G17])/[.G16])*100" office:value-type="float" office:value="0" calcext:value-type="float">
            <text:p>0.00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Average Run Time</text:p>
          </table:table-cell>
          <table:table-cell table:style-name="ce10" table:formula="of:=AVERAGE([.B3];[.B9];[.B15])" office:value-type="float" office:value="29" calcext:value-type="float">
            <text:p>29.00</text:p>
          </table:table-cell>
          <table:table-cell table:style-name="ce10" table:formula="of:=AVERAGE([.C3];[.C9];[.C15])" office:value-type="float" office:value="45" calcext:value-type="float">
            <text:p>45.00</text:p>
          </table:table-cell>
          <table:table-cell table:style-name="ce10" table:formula="of:=AVERAGE([.D3];[.D9];[.D15])" office:value-type="float" office:value="30.6666666666667" calcext:value-type="float">
            <text:p>30.67</text:p>
          </table:table-cell>
          <table:table-cell table:style-name="ce10" table:formula="of:=AVERAGE([.E3];[.E9];[.E15])" office:value-type="float" office:value="58.6666666666667" calcext:value-type="float">
            <text:p>58.67</text:p>
          </table:table-cell>
          <table:table-cell table:style-name="ce10" table:formula="of:=AVERAGE([.F3];[.F9];[.F15])" office:value-type="float" office:value="60" calcext:value-type="float">
            <text:p>60.00</text:p>
          </table:table-cell>
          <table:table-cell table:style-name="ce10" table:formula="of:=AVERAGE([.G3];[.G9];[.G15])" office:value-type="float" office:value="32.6666666666667" calcext:value-type="float">
            <text:p>32.67</text:p>
          </table:table-cell>
          <table:table-cell table:number-columns-repeated="14"/>
        </table:table-row>
        <table:table-row table:style-name="ro1">
          <table:table-cell table:style-name="ce8" office:value-type="string" calcext:value-type="string">
            <text:p>Average Best</text:p>
          </table:table-cell>
          <table:table-cell table:style-name="ce8" table:formula="of:=AVERAGE([.B5];[.B11];[.B17])" office:value-type="float" office:value="21505498.9329964" calcext:value-type="float">
            <text:p>21505498.9329964</text:p>
          </table:table-cell>
          <table:table-cell table:style-name="ce8" table:formula="of:=AVERAGE([.C5];[.C11];[.C17])" office:value-type="float" office:value="21267707.1088426" calcext:value-type="float">
            <text:p>21267707.1088426</text:p>
          </table:table-cell>
          <table:table-cell table:style-name="ce8" table:formula="of:=AVERAGE([.D5]~[.D11]~[.D17])" office:value-type="float" office:value="21616389.0828686" calcext:value-type="float">
            <text:p>21616389.0828686</text:p>
          </table:table-cell>
          <table:table-cell table:style-name="ce8" table:formula="of:=AVERAGE([.E5];[.E11];[.E17])" office:value-type="float" office:value="21416595.359339" calcext:value-type="float">
            <text:p>21416595.359339</text:p>
          </table:table-cell>
          <table:table-cell table:style-name="ce8" table:formula="of:=AVERAGE([.F5];[.F11];[.F17])" office:value-type="float" office:value="21522676.6768878" calcext:value-type="float">
            <text:p>21522676.6768878</text:p>
          </table:table-cell>
          <table:table-cell table:style-name="ce8" table:formula="of:=AVERAGE([.G5];[.G11];[.G17])" office:value-type="float" office:value="22595238.5559915" calcext:value-type="float">
            <text:p>22595238.5559915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Average Improvement</text:p>
          </table:table-cell>
          <table:table-cell table:style-name="ce10" table:formula="of:=AVERAGE([.B6];[.B12];[.B18])" office:value-type="float" office:value="5.51113786629904" calcext:value-type="float">
            <text:p>5.51</text:p>
          </table:table-cell>
          <table:table-cell table:style-name="ce10" table:formula="of:=AVERAGE([.C6];[.C12];[.C18])" office:value-type="float" office:value="6.25546418706238" calcext:value-type="float">
            <text:p>6.26</text:p>
          </table:table-cell>
          <table:table-cell table:style-name="ce10" table:formula="of:=AVERAGE([.D6];[.D12];[.D18])" office:value-type="float" office:value="5.96169857253368" calcext:value-type="float">
            <text:p>5.96</text:p>
          </table:table-cell>
          <table:table-cell table:style-name="ce10" table:formula="of:=AVERAGE([.E6];[.E12];[.E18])" office:value-type="float" office:value="5.06622478241369" calcext:value-type="float">
            <text:p>5.07</text:p>
          </table:table-cell>
          <table:table-cell table:style-name="ce10" table:formula="of:=AVERAGE([.F6];[.F12];[.F18])" office:value-type="float" office:value="5.33951154707205" calcext:value-type="float">
            <text:p>5.34</text:p>
          </table:table-cell>
          <table:table-cell table:style-name="ce10" table:formula="of:=AVERAGE([.G6];[.G12];[.G18])" office:value-type="float" office:value="0.878515629629747" calcext:value-type="float">
            <text:p>0.88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Median</text:p>
          </table:table-cell>
          <table:table-cell table:style-name="ce6" table:formula="of:=MEDIAN([.B5];[.B11];[.B17])" office:value-type="float" office:value="21611574.4431279" calcext:value-type="float">
            <text:p>21611574.4431279</text:p>
          </table:table-cell>
          <table:table-cell table:style-name="ce6" table:formula="of:=MEDIAN([.C5];[.C11];[.C17])" office:value-type="float" office:value="21125521.1226399" calcext:value-type="float">
            <text:p>21125521.1226399</text:p>
          </table:table-cell>
          <table:table-cell table:style-name="ce6" table:formula="of:=MEDIAN([.D5];[.D11];[.D17])" office:value-type="float" office:value="21684282.0059868" calcext:value-type="float">
            <text:p>21684282.0059868</text:p>
          </table:table-cell>
          <table:table-cell table:style-name="ce6" table:formula="of:=MEDIAN([.E5];[.E11];[.E17])" office:value-type="float" office:value="21431688.3535831" calcext:value-type="float">
            <text:p>21431688.3535831</text:p>
          </table:table-cell>
          <table:table-cell table:style-name="ce6" table:formula="of:=MEDIAN([.F5];[.F11];[.F17])" office:value-type="float" office:value="21542513.8985687" calcext:value-type="float">
            <text:p>21542513.8985687</text:p>
          </table:table-cell>
          <table:table-cell table:style-name="ce6" table:formula="of:=MEDIAN([.G5];[.G11];[.G17])" office:value-type="float" office:value="22409526.3564714" calcext:value-type="float">
            <text:p>22409526.356471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Population 400</text:p>
          </table:table-cell>
          <table:table-cell table:style-name="ce1" table:number-columns-repeated="3"/>
          <table:table-cell table:style-name="ce3"/>
          <table:table-cell table:style-name="ce1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Configur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118" calcext:value-type="float">
            <text:p>118</text:p>
          </table:table-cell>
          <table:table-cell office:value-type="float" office:value="61" calcext:value-type="float">
            <text:p>61</text:p>
          </table:table-cell>
          <table:table-cell office:value-type="float" office:value="144" calcext:value-type="float">
            <text:p>144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ial Best</text:p>
          </table:table-cell>
          <table:table-cell office:value-type="float" office:value="22683710.5632501" calcext:value-type="float">
            <text:p>22683710.5632501</text:p>
          </table:table-cell>
          <table:table-cell office:value-type="float" office:value="22197330.297332" calcext:value-type="float">
            <text:p>22197330.297332</text:p>
          </table:table-cell>
          <table:table-cell office:value-type="float" office:value="22820351.7158666" calcext:value-type="float">
            <text:p>22820351.7158666</text:p>
          </table:table-cell>
          <table:table-cell table:style-name="Default" office:value-type="float" office:value="22494359.5260535" calcext:value-type="float">
            <text:p>22494359.5260535</text:p>
          </table:table-cell>
          <table:table-cell office:value-type="float" office:value="22798342.5798216" calcext:value-type="float">
            <text:p>22798342.5798216</text:p>
          </table:table-cell>
          <table:table-cell office:value-type="float" office:value="22419232.7900901" calcext:value-type="float">
            <text:p>22419232.79009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st Result</text:p>
          </table:table-cell>
          <table:table-cell office:value-type="float" office:value="21355880.5073546" calcext:value-type="float">
            <text:p>21355880.5073546</text:p>
          </table:table-cell>
          <table:table-cell office:value-type="float" office:value="21268340.707675" calcext:value-type="float">
            <text:p>21268340.707675</text:p>
          </table:table-cell>
          <table:table-cell office:value-type="float" office:value="21688524.8733755" calcext:value-type="float">
            <text:p>21688524.8733755</text:p>
          </table:table-cell>
          <table:table-cell table:style-name="Default" office:value-type="float" office:value="21417045.1661967" calcext:value-type="float">
            <text:p>21417045.1661967</text:p>
          </table:table-cell>
          <table:table-cell office:value-type="float" office:value="21175882.9558971" calcext:value-type="float">
            <text:p>21175882.9558971</text:p>
          </table:table-cell>
          <table:table-cell office:value-type="float" office:value="22419232.7900901" calcext:value-type="float">
            <text:p>22419232.7900901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Improvement (%)</text:p>
          </table:table-cell>
          <table:table-cell table:style-name="ce2" table:formula="of:=(([.B26]-[.B27])/[.B26])*100" office:value-type="float" office:value="5.85367218556702" calcext:value-type="float">
            <text:p>5.85</text:p>
          </table:table-cell>
          <table:table-cell table:style-name="ce2" table:formula="of:=(([.C26]-[.C27])/[.C26])*100" office:value-type="float" office:value="4.18514108324396" calcext:value-type="float">
            <text:p>4.19</text:p>
          </table:table-cell>
          <table:table-cell table:style-name="ce2" table:formula="of:=(([.D26]-[.D27])/[.D26])*100" office:value-type="float" office:value="4.95972567199373" calcext:value-type="float">
            <text:p>4.96</text:p>
          </table:table-cell>
          <table:table-cell table:formula="of:=(([.E26]-[.E27])/[.E26])*100" office:value-type="float" office:value="4.78926443141903" calcext:value-type="float">
            <text:p>4.79</text:p>
          </table:table-cell>
          <table:table-cell table:style-name="ce2" table:formula="of:=(([.F26]-[.F27])/[.F26])*100" office:value-type="float" office:value="7.11656831299882" calcext:value-type="float">
            <text:p>7.12</text:p>
          </table:table-cell>
          <table:table-cell table:style-name="ce2" table:formula="of:=(([.G26]-[.G27])/[.G26])*100" office:value-type="float" office:value="0" calcext:value-type="float">
            <text:p>0.00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Configur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119" calcext:value-type="float">
            <text:p>119</text:p>
          </table:table-cell>
          <table:table-cell office:value-type="float" office:value="60" calcext:value-type="float">
            <text:p>60</text:p>
          </table:table-cell>
          <table:table-cell office:value-type="float" office:value="143" calcext:value-type="float">
            <text:p>143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79" calcext:value-type="float">
            <text:p>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ial Best</text:p>
          </table:table-cell>
          <table:table-cell office:value-type="float" office:value="22444355.736871" calcext:value-type="float">
            <text:p>22444355.736871</text:p>
          </table:table-cell>
          <table:table-cell office:value-type="float" office:value="22716490.7518481" calcext:value-type="float">
            <text:p>22716490.7518481</text:p>
          </table:table-cell>
          <table:table-cell office:value-type="float" office:value="22993608.5218155" calcext:value-type="float">
            <text:p>22993608.5218155</text:p>
          </table:table-cell>
          <table:table-cell table:style-name="Default" office:value-type="float" office:value="22761725.5456394" calcext:value-type="float">
            <text:p>22761725.5456394</text:p>
          </table:table-cell>
          <table:table-cell office:value-type="float" office:value="22668885.7139625" calcext:value-type="float">
            <text:p>22668885.7139625</text:p>
          </table:table-cell>
          <table:table-cell office:value-type="float" office:value="22915080.7829117" calcext:value-type="float">
            <text:p>22915080.78291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st Result</text:p>
          </table:table-cell>
          <table:table-cell office:value-type="float" office:value="21388788.9753153" calcext:value-type="float">
            <text:p>21388788.9753153</text:p>
          </table:table-cell>
          <table:table-cell office:value-type="float" office:value="21448274.5766078" calcext:value-type="float">
            <text:p>21448274.5766078</text:p>
          </table:table-cell>
          <table:table-cell office:value-type="float" office:value="21123235.2480732" calcext:value-type="float">
            <text:p>21123235.2480732</text:p>
          </table:table-cell>
          <table:table-cell table:style-name="Default" office:value-type="float" office:value="21327764.2612524" calcext:value-type="float">
            <text:p>21327764.2612524</text:p>
          </table:table-cell>
          <table:table-cell office:value-type="float" office:value="21489316.3328765" calcext:value-type="float">
            <text:p>21489316.3328765</text:p>
          </table:table-cell>
          <table:table-cell office:value-type="float" office:value="22904265.8504637" calcext:value-type="float">
            <text:p>22904265.8504637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Improvement (%)</text:p>
          </table:table-cell>
          <table:table-cell table:style-name="ce2" table:formula="of:=(([.B32]-[.B33])/[.B32])*100" office:value-type="float" office:value="4.70303881265633" calcext:value-type="float">
            <text:p>4.70</text:p>
          </table:table-cell>
          <table:table-cell table:style-name="ce2" table:formula="of:=(([.C32]-[.C33])/[.C32])*100" office:value-type="float" office:value="5.58279968985581" calcext:value-type="float">
            <text:p>5.58</text:p>
          </table:table-cell>
          <table:table-cell table:style-name="ce2" table:formula="of:=(([.D32]-[.D33])/[.D32])*100" office:value-type="float" office:value="8.13431816049124" calcext:value-type="float">
            <text:p>8.13</text:p>
          </table:table-cell>
          <table:table-cell table:formula="of:=(([.E32]-[.E33])/[.E32])*100" office:value-type="float" office:value="6.29987951270115" calcext:value-type="float">
            <text:p>6.30</text:p>
          </table:table-cell>
          <table:table-cell table:style-name="ce2" table:formula="of:=(([.F32]-[.F33])/[.F32])*100" office:value-type="float" office:value="5.20347314804038" calcext:value-type="float">
            <text:p>5.20</text:p>
          </table:table-cell>
          <table:table-cell table:style-name="ce2" table:formula="of:=(([.G32]-[.G33])/[.G32])*100" office:value-type="float" office:value="0.0471956985465426" calcext:value-type="float">
            <text:p>0.05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onfigur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118" calcext:value-type="float">
            <text:p>118</text:p>
          </table:table-cell>
          <table:table-cell office:value-type="float" office:value="61" calcext:value-type="float">
            <text:p>61</text:p>
          </table:table-cell>
          <table:table-cell office:value-type="float" office:value="145" calcext:value-type="float">
            <text:p>145</text:p>
          </table:table-cell>
          <table:table-cell table:style-name="Default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ial Best</text:p>
          </table:table-cell>
          <table:table-cell office:value-type="float" office:value="22723717.1860885" calcext:value-type="float">
            <text:p>22723717.1860885</text:p>
          </table:table-cell>
          <table:table-cell office:value-type="float" office:value="22655164.0372629" calcext:value-type="float">
            <text:p>22655164.0372629</text:p>
          </table:table-cell>
          <table:table-cell office:value-type="float" office:value="22398910.2865146" calcext:value-type="float">
            <text:p>22398910.2865146</text:p>
          </table:table-cell>
          <table:table-cell table:style-name="Default" office:value-type="float" office:value="22403573.3062295" calcext:value-type="float">
            <text:p>22403573.3062295</text:p>
          </table:table-cell>
          <table:table-cell office:value-type="float" office:value="22806465.12461" calcext:value-type="float">
            <text:p>22806465.12461</text:p>
          </table:table-cell>
          <table:table-cell office:value-type="float" office:value="22723486.4916315" calcext:value-type="float">
            <text:p>22723486.49163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st Result</text:p>
          </table:table-cell>
          <table:table-cell office:value-type="float" office:value="21497987.3249621" calcext:value-type="float">
            <text:p>21497987.3249621</text:p>
          </table:table-cell>
          <table:table-cell office:value-type="float" office:value="21404852.1592652" calcext:value-type="float">
            <text:p>21404852.1592652</text:p>
          </table:table-cell>
          <table:table-cell office:value-type="float" office:value="21466620.8955464" calcext:value-type="float">
            <text:p>21466620.8955464</text:p>
          </table:table-cell>
          <table:table-cell table:style-name="Default" office:value-type="float" office:value="21354803.2278426" calcext:value-type="float">
            <text:p>21354803.2278426</text:p>
          </table:table-cell>
          <table:table-cell office:value-type="float" office:value="21330955.7101958" calcext:value-type="float">
            <text:p>21330955.7101958</text:p>
          </table:table-cell>
          <table:table-cell office:value-type="float" office:value="22723486.4916315" calcext:value-type="float">
            <text:p>22723486.4916315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Improvement (%)</text:p>
          </table:table-cell>
          <table:table-cell table:style-name="ce2" table:formula="of:=(([.B39]-[.B40])/[.B39])*100" office:value-type="float" office:value="5.39405525552305" calcext:value-type="float">
            <text:p>5.39</text:p>
          </table:table-cell>
          <table:table-cell table:style-name="ce2" table:formula="of:=(([.C39]-[.C40])/[.C39])*100" office:value-type="float" office:value="5.51888247615954" calcext:value-type="float">
            <text:p>5.52</text:p>
          </table:table-cell>
          <table:table-cell table:style-name="ce2" table:formula="of:=(([.D39]-[.D40])/[.D39])*100" office:value-type="float" office:value="4.16220869248934" calcext:value-type="float">
            <text:p>4.16</text:p>
          </table:table-cell>
          <table:table-cell table:formula="of:=(([.E39]-[.E40])/[.E39])*100" office:value-type="float" office:value="4.68126251134804" calcext:value-type="float">
            <text:p>4.68</text:p>
          </table:table-cell>
          <table:table-cell table:style-name="ce2" table:formula="of:=(([.F39]-[.F40])/[.F39])*100" office:value-type="float" office:value="6.46969798411245" calcext:value-type="float">
            <text:p>6.47</text:p>
          </table:table-cell>
          <table:table-cell table:style-name="ce2" table:formula="of:=(([.G39]-[.G40])/[.G39])*100" office:value-type="float" office:value="0" calcext:value-type="float">
            <text:p>0.00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Average Run Time</text:p>
          </table:table-cell>
          <table:table-cell table:style-name="ce10" table:formula="of:=AVERAGE([.B25];[.B31];[.B38])" office:value-type="float" office:value="118.333333333333" calcext:value-type="float">
            <text:p>118.33</text:p>
          </table:table-cell>
          <table:table-cell table:style-name="ce10" table:formula="of:=AVERAGE([.C25];[.C31];[.C38])" office:value-type="float" office:value="60.6666666666667" calcext:value-type="float">
            <text:p>60.67</text:p>
          </table:table-cell>
          <table:table-cell table:style-name="ce10" table:formula="of:=AVERAGE([.D25];[.D31];[.D38])" office:value-type="float" office:value="144" calcext:value-type="float">
            <text:p>144.00</text:p>
          </table:table-cell>
          <table:table-cell table:style-name="ce10" table:formula="of:=AVERAGE([.E25];[.E31];[.E38])" office:value-type="float" office:value="86.3333333333333" calcext:value-type="float">
            <text:p>86.33</text:p>
          </table:table-cell>
          <table:table-cell table:style-name="ce10" table:formula="of:=AVERAGE([.F25];[.F31];[.F38])" office:value-type="float" office:value="88" calcext:value-type="float">
            <text:p>88.00</text:p>
          </table:table-cell>
          <table:table-cell table:style-name="ce10" table:formula="of:=AVERAGE([.G25];[.G31];[.G38])" office:value-type="float" office:value="179.666666666667" calcext:value-type="float">
            <text:p>179.67</text:p>
          </table:table-cell>
          <table:table-cell table:number-columns-repeated="14"/>
        </table:table-row>
        <table:table-row table:style-name="ro1">
          <table:table-cell table:style-name="ce8" office:value-type="string" calcext:value-type="string">
            <text:p>Average Best</text:p>
          </table:table-cell>
          <table:table-cell table:style-name="ce8" table:formula="of:=AVERAGE([.B27];[.B33];[.B40])" office:value-type="float" office:value="21414218.9358773" calcext:value-type="float">
            <text:p>21414218.9358773</text:p>
          </table:table-cell>
          <table:table-cell table:style-name="ce8" table:formula="of:=AVERAGE([.C27];[.C33];[.C40])" office:value-type="float" office:value="21373822.4811827" calcext:value-type="float">
            <text:p>21373822.4811827</text:p>
          </table:table-cell>
          <table:table-cell table:style-name="ce8" table:formula="of:=AVERAGE([.D27];[.D33];[.D40])" office:value-type="float" office:value="21426127.005665" calcext:value-type="float">
            <text:p>21426127.005665</text:p>
          </table:table-cell>
          <table:table-cell table:style-name="ce8" table:formula="of:=AVERAGE([.E27];[.E33];[.E40])" office:value-type="float" office:value="21366537.5517639" calcext:value-type="float">
            <text:p>21366537.5517639</text:p>
          </table:table-cell>
          <table:table-cell table:style-name="ce8" table:formula="of:=AVERAGE([.F27];[.F33];[.F40])" office:value-type="float" office:value="21332051.6663231" calcext:value-type="float">
            <text:p>21332051.6663231</text:p>
          </table:table-cell>
          <table:table-cell table:style-name="ce8" table:formula="of:=AVERAGE([.G27];[.G33];[.G40])" office:value-type="float" office:value="22682328.3773951" calcext:value-type="float">
            <text:p>22682328.3773951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Average Improvement</text:p>
          </table:table-cell>
          <table:table-cell table:style-name="ce10" table:formula="of:=AVERAGE([.B28];[.B34];[.B41])" office:value-type="float" office:value="5.31692208458213" calcext:value-type="float">
            <text:p>5.32</text:p>
          </table:table-cell>
          <table:table-cell table:style-name="ce10" table:formula="of:=AVERAGE([.C28];[.C34];[.C41])" office:value-type="float" office:value="5.09560774975311" calcext:value-type="float">
            <text:p>5.10</text:p>
          </table:table-cell>
          <table:table-cell table:style-name="ce10" table:formula="of:=AVERAGE([.D28];[.D34];[.D41])" office:value-type="float" office:value="5.75208417499144" calcext:value-type="float">
            <text:p>5.75</text:p>
          </table:table-cell>
          <table:table-cell table:style-name="ce10" table:formula="of:=AVERAGE([.E28];[.E34];[.E41])" office:value-type="float" office:value="5.25680215182274" calcext:value-type="float">
            <text:p>5.26</text:p>
          </table:table-cell>
          <table:table-cell table:style-name="ce10" table:formula="of:=AVERAGE([.F28];[.F34];[.F41])" office:value-type="float" office:value="6.26324648171721" calcext:value-type="float">
            <text:p>6.26</text:p>
          </table:table-cell>
          <table:table-cell table:style-name="ce10" table:formula="of:=AVERAGE([.G28];[.G34];[.G41])" office:value-type="float" office:value="0.0157318995155142" calcext:value-type="float">
            <text:p>0.02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Median</text:p>
          </table:table-cell>
          <table:table-cell table:style-name="ce6" table:formula="of:=MEDIAN([.B28];[.B34];[.B40])" office:value-type="float" office:value="5.85367218556702" calcext:value-type="float">
            <text:p>5.85367218556702</text:p>
          </table:table-cell>
          <table:table-cell table:style-name="ce6" table:formula="of:=MEDIAN([.C28];[.C34];[.C40])" office:value-type="float" office:value="5.58279968985581" calcext:value-type="float">
            <text:p>5.58279968985581</text:p>
          </table:table-cell>
          <table:table-cell table:style-name="ce6" table:formula="of:=MEDIAN([.D28];[.D34];[.D40])" office:value-type="float" office:value="8.13431816049124" calcext:value-type="float">
            <text:p>8.13431816049124</text:p>
          </table:table-cell>
          <table:table-cell table:style-name="ce6" table:formula="of:=MEDIAN([.E28];[.E34];[.E40])" office:value-type="float" office:value="6.29987951270115" calcext:value-type="float">
            <text:p>6.29987951270115</text:p>
          </table:table-cell>
          <table:table-cell table:style-name="ce6" table:formula="of:=MEDIAN([.F28];[.F34];[.F40])" office:value-type="float" office:value="7.11656831299882" calcext:value-type="float">
            <text:p>7.11656831299882</text:p>
          </table:table-cell>
          <table:table-cell table:style-name="ce6" table:formula="of:=MEDIAN([.G28];[.G34];[.G40])" office:value-type="float" office:value="0.0471956985465426" calcext:value-type="float">
            <text:p>0.047195698546543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Population 100</text:p>
          </table:table-cell>
          <table:table-cell table:style-name="ce1" table:number-columns-repeated="3"/>
          <table:table-cell table:style-name="ce3"/>
          <table:table-cell table:style-name="ce1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Configur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ial Best</text:p>
          </table:table-cell>
          <table:table-cell office:value-type="float" office:value="22894685.6885232" calcext:value-type="float">
            <text:p>22894685.6885232</text:p>
          </table:table-cell>
          <table:table-cell office:value-type="float" office:value="22158299.6131183" calcext:value-type="float">
            <text:p>22158299.6131183</text:p>
          </table:table-cell>
          <table:table-cell office:value-type="float" office:value="22659393.9342978" calcext:value-type="float">
            <text:p>22659393.9342978</text:p>
          </table:table-cell>
          <table:table-cell table:style-name="Default" office:value-type="float" office:value="22495269.1871355" calcext:value-type="float">
            <text:p>22495269.1871355</text:p>
          </table:table-cell>
          <table:table-cell office:value-type="float" office:value="22367415.1141798" calcext:value-type="float">
            <text:p>22367415.1141798</text:p>
          </table:table-cell>
          <table:table-cell office:value-type="float" office:value="22868149.2155585" calcext:value-type="float">
            <text:p>22868149.21555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st Result</text:p>
          </table:table-cell>
          <table:table-cell office:value-type="float" office:value="21907599.6526283" calcext:value-type="float">
            <text:p>21907599.6526283</text:p>
          </table:table-cell>
          <table:table-cell office:value-type="float" office:value="21794369.4246789" calcext:value-type="float">
            <text:p>21794369.4246789</text:p>
          </table:table-cell>
          <table:table-cell office:value-type="float" office:value="21550838.8530944" calcext:value-type="float">
            <text:p>21550838.8530944</text:p>
          </table:table-cell>
          <table:table-cell table:style-name="Default" office:value-type="float" office:value="21524637.1076923" calcext:value-type="float">
            <text:p>21524637.1076923</text:p>
          </table:table-cell>
          <table:table-cell office:value-type="float" office:value="21683890.6088459" calcext:value-type="float">
            <text:p>21683890.6088459</text:p>
          </table:table-cell>
          <table:table-cell office:value-type="float" office:value="22854002.3292278" calcext:value-type="float">
            <text:p>22854002.329227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Improvement (%)</text:p>
          </table:table-cell>
          <table:table-cell table:style-name="ce2" table:formula="of:=(([.B49]-[.B50])/[.B49])*100" office:value-type="float" office:value="4.31141990470616" calcext:value-type="float">
            <text:p>4.31</text:p>
          </table:table-cell>
          <table:table-cell table:style-name="ce2" table:formula="of:=(([.C49]-[.C50])/[.C49])*100" office:value-type="float" office:value="1.64241026971195" calcext:value-type="float">
            <text:p>1.64</text:p>
          </table:table-cell>
          <table:table-cell table:style-name="ce2" table:formula="of:=(([.D49]-[.D50])/[.D49])*100" office:value-type="float" office:value="4.89225389001012" calcext:value-type="float">
            <text:p>4.89</text:p>
          </table:table-cell>
          <table:table-cell table:formula="of:=(([.E49]-[.E50])/[.E49])*100" office:value-type="float" office:value="4.31482758160671" calcext:value-type="float">
            <text:p>4.31</text:p>
          </table:table-cell>
          <table:table-cell table:style-name="ce2" table:formula="of:=(([.F49]-[.F50])/[.F49])*100" office:value-type="float" office:value="3.05589403981053" calcext:value-type="float">
            <text:p>3.06</text:p>
          </table:table-cell>
          <table:table-cell table:style-name="ce2" table:formula="of:=(([.G49]-[.G50])/[.G49])*100" office:value-type="float" office:value="0.0618628389964884" calcext:value-type="float">
            <text:p>0.06</text:p>
          </table:table-cell>
          <table:table-cell table:style-name="ce2"/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Configur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ial Best</text:p>
          </table:table-cell>
          <table:table-cell office:value-type="float" office:value="22916347.1773741" calcext:value-type="float">
            <text:p>22916347.1773741</text:p>
          </table:table-cell>
          <table:table-cell office:value-type="float" office:value="22717004.8326221" calcext:value-type="float">
            <text:p>22717004.8326221</text:p>
          </table:table-cell>
          <table:table-cell office:value-type="float" office:value="23078816.5088211" calcext:value-type="float">
            <text:p>23078816.5088211</text:p>
          </table:table-cell>
          <table:table-cell table:style-name="Default" office:value-type="float" office:value="22970036.7420101" calcext:value-type="float">
            <text:p>22970036.7420101</text:p>
          </table:table-cell>
          <table:table-cell office:value-type="float" office:value="23234065.5509564" calcext:value-type="float">
            <text:p>23234065.5509564</text:p>
          </table:table-cell>
          <table:table-cell office:value-type="float" office:value="22529636.6011284" calcext:value-type="float">
            <text:p>22529636.60112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st Result</text:p>
          </table:table-cell>
          <table:table-cell office:value-type="float" office:value="21657097.5682132" calcext:value-type="float">
            <text:p>21657097.5682132</text:p>
          </table:table-cell>
          <table:table-cell office:value-type="float" office:value="21519784.6919748" calcext:value-type="float">
            <text:p>21519784.6919748</text:p>
          </table:table-cell>
          <table:table-cell office:value-type="float" office:value="21816883.5840052" calcext:value-type="float">
            <text:p>21816883.5840052</text:p>
          </table:table-cell>
          <table:table-cell table:style-name="Default" office:value-type="float" office:value="21157988.8736445" calcext:value-type="float">
            <text:p>21157988.8736445</text:p>
          </table:table-cell>
          <table:table-cell office:value-type="float" office:value="21771619.3496972" calcext:value-type="float">
            <text:p>21771619.3496972</text:p>
          </table:table-cell>
          <table:table-cell office:value-type="float" office:value="22529636.6011284" calcext:value-type="float">
            <text:p>22529636.601128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Improvement (%)</text:p>
          </table:table-cell>
          <table:table-cell table:style-name="ce2" table:formula="of:=(([.B55]-[.B56])/[.B55])*100" office:value-type="float" office:value="5.49498399292968" calcext:value-type="float">
            <text:p>5.49</text:p>
          </table:table-cell>
          <table:table-cell table:style-name="ce2" table:formula="of:=(([.C55]-[.C56])/[.C55])*100" office:value-type="float" office:value="5.27014960584974" calcext:value-type="float">
            <text:p>5.27</text:p>
          </table:table-cell>
          <table:table-cell table:style-name="ce2" table:formula="of:=(([.D55]-[.D56])/[.D55])*100" office:value-type="float" office:value="5.46792737111788" calcext:value-type="float">
            <text:p>5.47</text:p>
          </table:table-cell>
          <table:table-cell table:formula="of:=(([.E55]-[.E56])/[.E55])*100" office:value-type="float" office:value="7.88874605956346" calcext:value-type="float">
            <text:p>7.89</text:p>
          </table:table-cell>
          <table:table-cell table:style-name="ce2" table:formula="of:=(([.F55]-[.F56])/[.F55])*100" office:value-type="float" office:value="6.29440507539155" calcext:value-type="float">
            <text:p>6.29</text:p>
          </table:table-cell>
          <table:table-cell table:style-name="ce2" table:formula="of:=(([.G55]-[.G56])/[.G55])*100" office:value-type="float" office:value="0" calcext:value-type="float">
            <text:p>0.00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Configur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ial Best</text:p>
          </table:table-cell>
          <table:table-cell office:value-type="float" office:value="22522914.2521871" calcext:value-type="float">
            <text:p>22522914.2521871</text:p>
          </table:table-cell>
          <table:table-cell office:value-type="float" office:value="23061374.1695362" calcext:value-type="float">
            <text:p>23061374.1695362</text:p>
          </table:table-cell>
          <table:table-cell office:value-type="float" office:value="22977516.670363" calcext:value-type="float">
            <text:p>22977516.670363</text:p>
          </table:table-cell>
          <table:table-cell table:style-name="Default" office:value-type="float" office:value="23037115.7226756" calcext:value-type="float">
            <text:p>23037115.7226756</text:p>
          </table:table-cell>
          <table:table-cell office:value-type="float" office:value="22800099.7446576" calcext:value-type="float">
            <text:p>22800099.7446576</text:p>
          </table:table-cell>
          <table:table-cell office:value-type="float" office:value="22912816.2576871" calcext:value-type="float">
            <text:p>22912816.25768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st Result</text:p>
          </table:table-cell>
          <table:table-cell office:value-type="float" office:value="21727154.6212607" calcext:value-type="float">
            <text:p>21727154.6212607</text:p>
          </table:table-cell>
          <table:table-cell office:value-type="float" office:value="21640478.838916" calcext:value-type="float">
            <text:p>21640478.838916</text:p>
          </table:table-cell>
          <table:table-cell office:value-type="float" office:value="21816883.5840052" calcext:value-type="float">
            <text:p>21816883.5840052</text:p>
          </table:table-cell>
          <table:table-cell table:style-name="Default" office:value-type="float" office:value="21772738.8169103" calcext:value-type="float">
            <text:p>21772738.8169103</text:p>
          </table:table-cell>
          <table:table-cell office:value-type="float" office:value="21574381.1935916" calcext:value-type="float">
            <text:p>21574381.1935916</text:p>
          </table:table-cell>
          <table:table-cell office:value-type="float" office:value="22912816.2576871" calcext:value-type="float">
            <text:p>22912816.2576871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Improvement (%)</text:p>
          </table:table-cell>
          <table:table-cell table:style-name="ce2" table:formula="of:=(([.B61]-[.B62])/[.B61])*100" office:value-type="float" office:value="3.53311131062504" calcext:value-type="float">
            <text:p>3.53</text:p>
          </table:table-cell>
          <table:table-cell table:style-name="ce2" table:formula="of:=(([.C61]-[.C62])/[.C61])*100" office:value-type="float" office:value="6.1613645404409" calcext:value-type="float">
            <text:p>6.16</text:p>
          </table:table-cell>
          <table:table-cell table:style-name="ce2" table:formula="of:=(([.D61]-[.D62])/[.D61])*100" office:value-type="float" office:value="5.05116850967109" calcext:value-type="float">
            <text:p>5.05</text:p>
          </table:table-cell>
          <table:table-cell table:formula="of:=(([.E61]-[.E62])/[.E61])*100" office:value-type="float" office:value="5.48843406000155" calcext:value-type="float">
            <text:p>5.49</text:p>
          </table:table-cell>
          <table:table-cell table:style-name="ce2" table:formula="of:=(([.F61]-[.F62])/[.F61])*100" office:value-type="float" office:value="5.37593503885089" calcext:value-type="float">
            <text:p>5.38</text:p>
          </table:table-cell>
          <table:table-cell table:style-name="ce2" table:formula="of:=(([.G61]-[.G62])/[.G61])*100" office:value-type="float" office:value="0" calcext:value-type="float">
            <text:p>0.00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Average Run Time</text:p>
          </table:table-cell>
          <table:table-cell table:style-name="ce10" table:formula="of:=AVERAGE([.B48];[.B54];[.B60])" office:value-type="float" office:value="29" calcext:value-type="float">
            <text:p>29.00</text:p>
          </table:table-cell>
          <table:table-cell table:style-name="ce10" table:formula="of:=AVERAGE([.C48];[.C54];[.C60])" office:value-type="float" office:value="15" calcext:value-type="float">
            <text:p>15.00</text:p>
          </table:table-cell>
          <table:table-cell table:style-name="ce10" table:formula="of:=AVERAGE([.D48];[.D54];[.D60])" office:value-type="float" office:value="31" calcext:value-type="float">
            <text:p>31.00</text:p>
          </table:table-cell>
          <table:table-cell table:style-name="ce10" table:formula="of:=AVERAGE([.E48];[.E54];[.E60])" office:value-type="float" office:value="16" calcext:value-type="float">
            <text:p>16.00</text:p>
          </table:table-cell>
          <table:table-cell table:style-name="ce10" table:formula="of:=AVERAGE([.F48];[.F54];[.F60])" office:value-type="float" office:value="16" calcext:value-type="float">
            <text:p>16.00</text:p>
          </table:table-cell>
          <table:table-cell table:style-name="ce10" table:formula="of:=AVERAGE([.G48];[.G54];[.G60])" office:value-type="float" office:value="32.6666666666667" calcext:value-type="float">
            <text:p>32.67</text:p>
          </table:table-cell>
          <table:table-cell table:number-columns-repeated="14"/>
        </table:table-row>
        <table:table-row table:style-name="ro1">
          <table:table-cell table:style-name="ce8" office:value-type="string" calcext:value-type="string">
            <text:p>Average Best</text:p>
          </table:table-cell>
          <table:table-cell table:style-name="ce8" table:formula="of:=AVERAGE([.B50];[.B56];[.B62])" office:value-type="float" office:value="21763950.6140341" calcext:value-type="float">
            <text:p>21763950.6140341</text:p>
          </table:table-cell>
          <table:table-cell table:style-name="ce8" table:formula="of:=AVERAGE([.C50];[.C56];[.C62])" office:value-type="float" office:value="21651544.3185232" calcext:value-type="float">
            <text:p>21651544.3185232</text:p>
          </table:table-cell>
          <table:table-cell table:style-name="ce8" table:formula="of:=AVERAGE([.D50];[.D56];[.D62])" office:value-type="float" office:value="21728202.0070349" calcext:value-type="float">
            <text:p>21728202.0070349</text:p>
          </table:table-cell>
          <table:table-cell table:style-name="ce8" table:formula="of:=AVERAGE([.E50];[.E56];[.E62])" office:value-type="float" office:value="21485121.5994157" calcext:value-type="float">
            <text:p>21485121.5994157</text:p>
          </table:table-cell>
          <table:table-cell table:style-name="ce8" table:formula="of:=AVERAGE([.F50];[.F56];[.F62])" office:value-type="float" office:value="21676630.3840449" calcext:value-type="float">
            <text:p>21676630.3840449</text:p>
          </table:table-cell>
          <table:table-cell table:style-name="ce8" table:formula="of:=AVERAGE([.G50];[.G56];[.G62])" office:value-type="float" office:value="22765485.0626811" calcext:value-type="float">
            <text:p>22765485.0626811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Average Improvement</text:p>
          </table:table-cell>
          <table:table-cell table:style-name="ce10" table:formula="of:=AVERAGE([.B51];[.B57];[.B63])" office:value-type="float" office:value="4.44650506942029" calcext:value-type="float">
            <text:p>4.45</text:p>
          </table:table-cell>
          <table:table-cell table:style-name="ce10" table:formula="of:=AVERAGE([.C51];[.C57];[.C63])" office:value-type="float" office:value="4.3579748053342" calcext:value-type="float">
            <text:p>4.36</text:p>
          </table:table-cell>
          <table:table-cell table:style-name="ce10" table:formula="of:=AVERAGE([.D51];[.D57];[.D63])" office:value-type="float" office:value="5.13711659026636" calcext:value-type="float">
            <text:p>5.14</text:p>
          </table:table-cell>
          <table:table-cell table:style-name="ce10" table:formula="of:=AVERAGE([.E51];[.E57];[.E63])" office:value-type="float" office:value="5.89733590039057" calcext:value-type="float">
            <text:p>5.90</text:p>
          </table:table-cell>
          <table:table-cell table:style-name="ce10" table:formula="of:=AVERAGE([.F51];[.F57];[.F63])" office:value-type="float" office:value="4.90874471801766" calcext:value-type="float">
            <text:p>4.91</text:p>
          </table:table-cell>
          <table:table-cell table:style-name="ce10" table:formula="of:=AVERAGE([.G51];[.G57];[.G63])" office:value-type="float" office:value="0.0206209463321628" calcext:value-type="float">
            <text:p>0.02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Median</text:p>
          </table:table-cell>
          <table:table-cell table:style-name="ce6" table:formula="of:=MEDIAN(;[.B50];[.B56];[.B62])" office:value-type="float" office:value="21692126.0947369" calcext:value-type="float">
            <text:p>21692126.0947369</text:p>
          </table:table-cell>
          <table:table-cell table:style-name="ce6" table:formula="of:=MEDIAN(;[.C50];[.C56];[.C62])" office:value-type="float" office:value="21580131.7654454" calcext:value-type="float">
            <text:p>21580131.7654454</text:p>
          </table:table-cell>
          <table:table-cell table:style-name="ce6" table:formula="of:=MEDIAN(;[.D50];[.D56];[.D62])" office:value-type="float" office:value="21683861.2185498" calcext:value-type="float">
            <text:p>21683861.2185498</text:p>
          </table:table-cell>
          <table:table-cell table:style-name="ce6" table:formula="of:=MEDIAN(;[.E50];[.E56];[.E62])" office:value-type="float" office:value="21341312.9906684" calcext:value-type="float">
            <text:p>21341312.9906684</text:p>
          </table:table-cell>
          <table:table-cell table:style-name="ce6" table:formula="of:=MEDIAN(;[.F50];[.F56];[.F62])" office:value-type="float" office:value="21629135.9012187" calcext:value-type="float">
            <text:p>21629135.9012187</text:p>
          </table:table-cell>
          <table:table-cell table:style-name="ce6" table:formula="of:=MEDIAN(;[.G50];[.G56];[.G62])" office:value-type="float" office:value="22691819.4651781" calcext:value-type="float">
            <text:p>22691819.4651781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Mutation 0.5</text:p>
          </table:table-cell>
          <table:table-cell table:style-name="ce1" table:number-columns-repeated="3"/>
          <table:table-cell table:style-name="ce3"/>
          <table:table-cell table:style-name="ce1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Configur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16" calcext:value-type="float">
            <text:p>1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ial Best</text:p>
          </table:table-cell>
          <table:table-cell office:value-type="float" office:value="22350512.3258509" calcext:value-type="float">
            <text:p>22350512.3258509</text:p>
          </table:table-cell>
          <table:table-cell office:value-type="float" office:value="22458508.0509341" calcext:value-type="float">
            <text:p>22458508.0509341</text:p>
          </table:table-cell>
          <table:table-cell office:value-type="float" office:value="22609369.5518849" calcext:value-type="float">
            <text:p>22609369.5518849</text:p>
          </table:table-cell>
          <table:table-cell table:style-name="Default" office:value-type="float" office:value="22710633.2690212" calcext:value-type="float">
            <text:p>22710633.2690212</text:p>
          </table:table-cell>
          <table:table-cell office:value-type="float" office:value="22763632.842259" calcext:value-type="float">
            <text:p>22763632.842259</text:p>
          </table:table-cell>
          <table:table-cell office:value-type="float" office:value="22516010.339516" calcext:value-type="float">
            <text:p>22516010.3395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st Result</text:p>
          </table:table-cell>
          <table:table-cell office:value-type="float" office:value="21421006.7074661" calcext:value-type="float">
            <text:p>21421006.7074661</text:p>
          </table:table-cell>
          <table:table-cell office:value-type="float" office:value="21027147.6550745" calcext:value-type="float">
            <text:p>21027147.6550745</text:p>
          </table:table-cell>
          <table:table-cell office:value-type="float" office:value="21913374.2125168" calcext:value-type="float">
            <text:p>21913374.2125168</text:p>
          </table:table-cell>
          <table:table-cell table:style-name="Default" office:value-type="float" office:value="21623162.8936265" calcext:value-type="float">
            <text:p>21623162.8936265</text:p>
          </table:table-cell>
          <table:table-cell office:value-type="float" office:value="21350014.1858509" calcext:value-type="float">
            <text:p>21350014.1858509</text:p>
          </table:table-cell>
          <table:table-cell office:value-type="float" office:value="22016367.2624037" calcext:value-type="float">
            <text:p>22016367.2624037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Improvement (%)</text:p>
          </table:table-cell>
          <table:table-cell table:style-name="ce2" table:formula="of:=(([.B71]-[.B72])/[.B71])*100" office:value-type="float" office:value="4.15876649641593" calcext:value-type="float">
            <text:p>4.16</text:p>
          </table:table-cell>
          <table:table-cell table:style-name="ce2" table:formula="of:=(([.C71]-[.C72])/[.C71])*100" office:value-type="float" office:value="6.37335477767886" calcext:value-type="float">
            <text:p>6.37</text:p>
          </table:table-cell>
          <table:table-cell table:style-name="ce2" table:formula="of:=(([.D71]-[.D72])/[.D71])*100" office:value-type="float" office:value="3.07834916745866" calcext:value-type="float">
            <text:p>3.08</text:p>
          </table:table-cell>
          <table:table-cell table:formula="of:=(([.E71]-[.E72])/[.E71])*100" office:value-type="float" office:value="4.78837539452535" calcext:value-type="float">
            <text:p>4.79</text:p>
          </table:table-cell>
          <table:table-cell table:style-name="ce2" table:formula="of:=(([.F71]-[.F72])/[.F71])*100" office:value-type="float" office:value="6.2099870710611" calcext:value-type="float">
            <text:p>6.21</text:p>
          </table:table-cell>
          <table:table-cell table:style-name="ce2" table:formula="of:=(([.G71]-[.G72])/[.G71])*100" office:value-type="float" office:value="2.21905688253934" calcext:value-type="float">
            <text:p>2.22</text:p>
          </table:table-cell>
          <table:table-cell table:style-name="ce2"/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Configur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18" calcext:value-type="float">
            <text:p>1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ial Best</text:p>
          </table:table-cell>
          <table:table-cell office:value-type="float" office:value="21872515.3946241" calcext:value-type="float">
            <text:p>21872515.3946241</text:p>
          </table:table-cell>
          <table:table-cell office:value-type="float" office:value="22558305.9204958" calcext:value-type="float">
            <text:p>22558305.9204958</text:p>
          </table:table-cell>
          <table:table-cell office:value-type="float" office:value="22359511.4462861" calcext:value-type="float">
            <text:p>22359511.4462861</text:p>
          </table:table-cell>
          <table:table-cell table:style-name="Default" office:value-type="float" office:value="22589455.5781608" calcext:value-type="float">
            <text:p>22589455.5781608</text:p>
          </table:table-cell>
          <table:table-cell office:value-type="float" office:value="22463689.5921854" calcext:value-type="float">
            <text:p>22463689.5921854</text:p>
          </table:table-cell>
          <table:table-cell office:value-type="float" office:value="22209517.698716" calcext:value-type="float">
            <text:p>22209517.6987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st Result</text:p>
          </table:table-cell>
          <table:table-cell office:value-type="float" office:value="21270011.2739576" calcext:value-type="float">
            <text:p>21270011.2739576</text:p>
          </table:table-cell>
          <table:table-cell office:value-type="float" office:value="21849205.0738998" calcext:value-type="float">
            <text:p>21849205.0738998</text:p>
          </table:table-cell>
          <table:table-cell office:value-type="float" office:value="21215230.9365659" calcext:value-type="float">
            <text:p>21215230.9365659</text:p>
          </table:table-cell>
          <table:table-cell table:style-name="Default" office:value-type="float" office:value="21481974.8394946" calcext:value-type="float">
            <text:p>21481974.8394946</text:p>
          </table:table-cell>
          <table:table-cell office:value-type="float" office:value="21511765.5770896" calcext:value-type="float">
            <text:p>21511765.5770896</text:p>
          </table:table-cell>
          <table:table-cell office:value-type="float" office:value="22209517.698716" calcext:value-type="float">
            <text:p>22209517.69871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Improvement (%)</text:p>
          </table:table-cell>
          <table:table-cell table:style-name="ce2" table:formula="of:=(([.B77]-[.B78])/[.B77])*100" office:value-type="float" office:value="2.75461742646475" calcext:value-type="float">
            <text:p>2.75</text:p>
          </table:table-cell>
          <table:table-cell table:style-name="ce2" table:formula="of:=(([.C77]-[.C78])/[.C77])*100" office:value-type="float" office:value="3.14341355727307" calcext:value-type="float">
            <text:p>3.14</text:p>
          </table:table-cell>
          <table:table-cell table:style-name="ce2" table:formula="of:=(([.D77]-[.D78])/[.D77])*100" office:value-type="float" office:value="5.11764540325082" calcext:value-type="float">
            <text:p>5.12</text:p>
          </table:table-cell>
          <table:table-cell table:formula="of:=(([.E77]-[.E78])/[.E77])*100" office:value-type="float" office:value="4.90264466460581" calcext:value-type="float">
            <text:p>4.90</text:p>
          </table:table-cell>
          <table:table-cell table:style-name="ce2" table:formula="of:=(([.F77]-[.F78])/[.F77])*100" office:value-type="float" office:value="4.23761204137611" calcext:value-type="float">
            <text:p>4.24</text:p>
          </table:table-cell>
          <table:table-cell table:style-name="ce2" table:formula="of:=(([.G77]-[.G78])/[.G77])*100" office:value-type="float" office:value="0" calcext:value-type="float">
            <text:p>0.00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Configur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office:value-type="float" office:value="117" calcext:value-type="float">
            <text:p>1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ial Best</text:p>
          </table:table-cell>
          <table:table-cell office:value-type="float" office:value="22557787.5980914" calcext:value-type="float">
            <text:p>22557787.5980914</text:p>
          </table:table-cell>
          <table:table-cell office:value-type="float" office:value="22712365.5366604" calcext:value-type="float">
            <text:p>22712365.5366604</text:p>
          </table:table-cell>
          <table:table-cell office:value-type="float" office:value="22897573.0061196" calcext:value-type="float">
            <text:p>22897573.0061196</text:p>
          </table:table-cell>
          <table:table-cell table:style-name="Default" office:value-type="float" office:value="22415996.4029482" calcext:value-type="float">
            <text:p>22415996.4029482</text:p>
          </table:table-cell>
          <table:table-cell office:value-type="float" office:value="22482769.6884155" calcext:value-type="float">
            <text:p>22482769.6884155</text:p>
          </table:table-cell>
          <table:table-cell office:value-type="float" office:value="22527996.0494822" calcext:value-type="float">
            <text:p>22527996.04948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st Result</text:p>
          </table:table-cell>
          <table:table-cell office:value-type="float" office:value="21308050.0556079" calcext:value-type="float">
            <text:p>21308050.0556079</text:p>
          </table:table-cell>
          <table:table-cell office:value-type="float" office:value="21485939.3722828" calcext:value-type="float">
            <text:p>21485939.3722828</text:p>
          </table:table-cell>
          <table:table-cell office:value-type="float" office:value="21523116.5156892" calcext:value-type="float">
            <text:p>21523116.5156892</text:p>
          </table:table-cell>
          <table:table-cell table:style-name="Default" office:value-type="float" office:value="21232228.0836397" calcext:value-type="float">
            <text:p>21232228.0836397</text:p>
          </table:table-cell>
          <table:table-cell office:value-type="float" office:value="21283335.779742" calcext:value-type="float">
            <text:p>21283335.779742</text:p>
          </table:table-cell>
          <table:table-cell office:value-type="float" office:value="22527996.0494822" calcext:value-type="float">
            <text:p>22527996.049482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Improvement (%)</text:p>
          </table:table-cell>
          <table:table-cell table:style-name="ce2" table:formula="of:=(([.B83]-[.B84])/[.B83])*100" office:value-type="float" office:value="5.5401600757569" calcext:value-type="float">
            <text:p>5.54</text:p>
          </table:table-cell>
          <table:table-cell table:style-name="ce2" table:formula="of:=(([.C83]-[.C84])/[.C83])*100" office:value-type="float" office:value="5.39981695168654" calcext:value-type="float">
            <text:p>5.40</text:p>
          </table:table-cell>
          <table:table-cell table:style-name="ce2" table:formula="of:=(([.D83]-[.D84])/[.D83])*100" office:value-type="float" office:value="6.00262958027501" calcext:value-type="float">
            <text:p>6.00</text:p>
          </table:table-cell>
          <table:table-cell table:formula="of:=(([.E83]-[.E84])/[.E83])*100" office:value-type="float" office:value="5.28090876724449" calcext:value-type="float">
            <text:p>5.28</text:p>
          </table:table-cell>
          <table:table-cell table:style-name="ce2" table:formula="of:=(([.F83]-[.F84])/[.F83])*100" office:value-type="float" office:value="5.33490279576864" calcext:value-type="float">
            <text:p>5.33</text:p>
          </table:table-cell>
          <table:table-cell table:style-name="ce2" table:formula="of:=(([.G83]-[.G84])/[.G83])*100" office:value-type="float" office:value="0" calcext:value-type="float">
            <text:p>0.00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Average Run Time</text:p>
          </table:table-cell>
          <table:table-cell table:style-name="ce10" table:formula="of:=AVERAGE([.B70];[.B76];[.B82])" office:value-type="float" office:value="85" calcext:value-type="float">
            <text:p>85.00</text:p>
          </table:table-cell>
          <table:table-cell table:style-name="ce10" table:formula="of:=AVERAGE([.C70];[.C76];[.C82])" office:value-type="float" office:value="40" calcext:value-type="float">
            <text:p>40.00</text:p>
          </table:table-cell>
          <table:table-cell table:style-name="ce10" table:formula="of:=AVERAGE([.D70];[.D76];[.D82])" office:value-type="float" office:value="99" calcext:value-type="float">
            <text:p>99.00</text:p>
          </table:table-cell>
          <table:table-cell table:style-name="ce10" table:formula="of:=AVERAGE([.E70];[.E76];[.E82])" office:value-type="float" office:value="54.3333333333333" calcext:value-type="float">
            <text:p>54.33</text:p>
          </table:table-cell>
          <table:table-cell table:style-name="ce10" table:formula="of:=AVERAGE([.F70];[.F76];[.F82])" office:value-type="float" office:value="55" calcext:value-type="float">
            <text:p>55.00</text:p>
          </table:table-cell>
          <table:table-cell table:style-name="ce10" table:formula="of:=AVERAGE([.G70];[.G76];[.G82])" office:value-type="float" office:value="117" calcext:value-type="float">
            <text:p>117.00</text:p>
          </table:table-cell>
          <table:table-cell table:number-columns-repeated="14"/>
        </table:table-row>
        <table:table-row table:style-name="ro1">
          <table:table-cell table:style-name="ce8" office:value-type="string" calcext:value-type="string">
            <text:p>Average Best</text:p>
          </table:table-cell>
          <table:table-cell table:style-name="ce8" table:formula="of:=AVERAGE([.B72];[.B78];[.B84])" office:value-type="float" office:value="21333022.6790105" calcext:value-type="float">
            <text:p>21333022.6790105</text:p>
          </table:table-cell>
          <table:table-cell table:style-name="ce8" table:formula="of:=AVERAGE([.C72];[.C78];[.C84])" office:value-type="float" office:value="21454097.3670857" calcext:value-type="float">
            <text:p>21454097.3670857</text:p>
          </table:table-cell>
          <table:table-cell table:style-name="ce8" table:formula="of:=AVERAGE([.D72];[.D78];[.D84])" office:value-type="float" office:value="21550573.8882573" calcext:value-type="float">
            <text:p>21550573.8882573</text:p>
          </table:table-cell>
          <table:table-cell table:style-name="ce8" table:formula="of:=AVERAGE([.E72];[.E78];[.E84])" office:value-type="float" office:value="21445788.6055869" calcext:value-type="float">
            <text:p>21445788.6055869</text:p>
          </table:table-cell>
          <table:table-cell table:style-name="ce8" table:formula="of:=AVERAGE([.F72];[.F78];[.F84])" office:value-type="float" office:value="21381705.1808942" calcext:value-type="float">
            <text:p>21381705.1808942</text:p>
          </table:table-cell>
          <table:table-cell table:style-name="ce8" table:formula="of:=AVERAGE([.G72];[.G78];[.G84])" office:value-type="float" office:value="22251293.6702006" calcext:value-type="float">
            <text:p>22251293.6702006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Average Improvement</text:p>
          </table:table-cell>
          <table:table-cell table:style-name="ce10" table:formula="of:=AVERAGE([.B73];[.B79];[.B85])" office:value-type="float" office:value="4.15118133287919" calcext:value-type="float">
            <text:p>4.15</text:p>
          </table:table-cell>
          <table:table-cell table:style-name="ce10" table:formula="of:=AVERAGE([.C73];[.C79];[.C85])" office:value-type="float" office:value="4.97219509554616" calcext:value-type="float">
            <text:p>4.97</text:p>
          </table:table-cell>
          <table:table-cell table:style-name="ce10" table:formula="of:=AVERAGE([.D73];[.D79];[.D85])" office:value-type="float" office:value="4.73287471699483" calcext:value-type="float">
            <text:p>4.73</text:p>
          </table:table-cell>
          <table:table-cell table:style-name="ce10" table:formula="of:=AVERAGE([.E73];[.E79];[.E85])" office:value-type="float" office:value="4.99064294212521" calcext:value-type="float">
            <text:p>4.99</text:p>
          </table:table-cell>
          <table:table-cell table:style-name="ce10" table:formula="of:=AVERAGE([.F73];[.F79];[.F85])" office:value-type="float" office:value="5.26083396940195" calcext:value-type="float">
            <text:p>5.26</text:p>
          </table:table-cell>
          <table:table-cell table:style-name="ce10" table:formula="of:=AVERAGE([.G73];[.G79];[.G85])" office:value-type="float" office:value="0.739685627513112" calcext:value-type="float">
            <text:p>0.74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Median</text:p>
          </table:table-cell>
          <table:table-cell table:style-name="ce6" table:formula="of:=MEDIAN([.B72];[.B78];[.B84])" office:value-type="float" office:value="21308050.0556079" calcext:value-type="float">
            <text:p>21308050.0556079</text:p>
          </table:table-cell>
          <table:table-cell table:style-name="ce6" table:formula="of:=MEDIAN([.C72];[.C78];[.C84])" office:value-type="float" office:value="21485939.3722828" calcext:value-type="float">
            <text:p>21485939.3722828</text:p>
          </table:table-cell>
          <table:table-cell table:style-name="ce6" table:formula="of:=MEDIAN([.D72];[.D78];[.D84])" office:value-type="float" office:value="21523116.5156892" calcext:value-type="float">
            <text:p>21523116.5156892</text:p>
          </table:table-cell>
          <table:table-cell table:style-name="ce6" table:formula="of:=MEDIAN([.E72];[.E78];[.E84])" office:value-type="float" office:value="21481974.8394946" calcext:value-type="float">
            <text:p>21481974.8394946</text:p>
          </table:table-cell>
          <table:table-cell table:style-name="ce6" table:formula="of:=MEDIAN([.F72];[.F78];[.F84])" office:value-type="float" office:value="21350014.1858509" calcext:value-type="float">
            <text:p>21350014.1858509</text:p>
          </table:table-cell>
          <table:table-cell table:style-name="ce6" table:formula="of:=MEDIAN([.G72];[.G78];[.G84])" office:value-type="float" office:value="22209517.698716" calcext:value-type="float">
            <text:p>22209517.698716</text:p>
          </table:table-cell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table:style-name="ce7" office:value-type="string" calcext:value-type="string">
            <text:p>Best Result</text:p>
          </table:table-cell>
          <table:table-cell table:style-name="ce7" office:value-type="string" calcext:value-type="string">
            <text:p>Worst Result</text:p>
          </table:table-cell>
          <table:table-cell table:style-name="ce7"/>
          <table:table-cell table:number-columns-repeated="14"/>
        </table:table-row>
        <table:table-row table:style-name="ro1">
          <table:table-cell table:number-columns-repeated="4"/>
          <table:table-cell table:style-name="Default" table:formula="of:=MIN([.B5:.G5];[.B11:.G11];[.B17:.G17];[.B27:.G27];[.B33:.G33];[.B40:.G40];[.B50:.G50];[.B56:.G56];[.B62:.G62];[.B72:.G72];[.B78:.G78];[.B84:.G84])" office:value-type="float" office:value="21027147.6550745" calcext:value-type="float">
            <text:p>21027147.6550745</text:p>
          </table:table-cell>
          <table:table-cell table:formula="of:=MAX([.B5:.G5];[.B11:.G11];[.B17:.G17];[.B27:.G27];[.B33:.G33];[.B40:.G40];[.B50:.G50];[.B56:.G56];[.B62:.G62];[.B72:.G72];[.B78:.G78];[.B84:.G84])" office:value-type="float" office:value="23001623.9066584" calcext:value-type="float">
            <text:p>23001623.9066584</text:p>
          </table:table-cell>
          <table:table-cell table:number-columns-repeated="15"/>
        </table:table-row>
        <table:table-row table:style-name="ro1" table:number-rows-repeated="1048483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 style:data-style-name="N2" text:time-value="19:42:02.444036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3T19:47:30.058248443</dc:date>
    <meta:editing-duration>PT2H16M16S</meta:editing-duration>
    <meta:editing-cycles>53</meta:editing-cycles>
    <meta:generator>LibreOffice/6.0.6.2$Linux_X86_64 LibreOffice_project/00m0$Build-2</meta:generator>
    <meta:document-statistic meta:table-count="1" meta:cell-count="5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12cm" svg:height="15.111cm" xlink:href=".." xlink:type="simple" chart:class="chart:bar" chart:style-name="ch1">
        <chart:title svg:x="8.664cm" svg:y="0.438cm" chart:style-name="ch2">
          <text:p>Average Run Times With Varying Attributes</text:p>
        </chart:title>
        <chart:legend chart:legend-position="end" svg:x="23.063cm" svg:y="6.509cm" style:legend-expansion="high" chart:style-name="ch3"/>
        <chart:plot-area chart:style-name="ch4" table:cell-range-address="results.B19:results.G19 results.B42:results.G42 results.B64:results.G64 results.B86:results.G86" chart:data-source-has-labels="row" svg:x="1.533cm" svg:y="1.519cm" svg:width="21.008cm" svg:height="12.309cm">
          <chartooo:coordinate-region svg:x="2.816cm" svg:y="1.718cm" svg:width="19.725cm" svg:height="11.463cm"/>
          <chart:axis chart:dimension="x" chart:name="primary-x" chart:style-name="ch5">
            <chart:title svg:x="11.001cm" svg:y="14.13cm" chart:style-name="ch6">
              <text:p>Configuration</text:p>
            </chart:title>
          </chart:axis>
          <chart:axis chart:dimension="y" chart:name="primary-y" chart:style-name="ch7">
            <chart:title svg:x="0.451cm" svg:y="8.312cm" chart:style-name="ch8">
              <text:p>Time (s)</text:p>
            </chart:title>
            <chart:grid chart:style-name="ch9" chart:class="major"/>
          </chart:axis>
          <chart:series chart:style-name="ch10" chart:values-cell-range-address="results.B19:results.G19" loext:label-string="basic" chart:class="chart:bar">
            <chart:data-point chart:repeated="6"/>
          </chart:series>
          <chart:series chart:style-name="ch11" chart:values-cell-range-address="results.B42:results.G42" loext:label-string="population_400" chart:class="chart:bar">
            <chart:data-point chart:repeated="6"/>
          </chart:series>
          <chart:series chart:style-name="ch12" chart:values-cell-range-address="results.B64:results.G64" loext:label-string="population_100" chart:class="chart:bar">
            <chart:data-point chart:repeated="6"/>
          </chart:series>
          <chart:series chart:style-name="ch13" chart:values-cell-range-address="results.B86:results.G86" loext:label-string="mutation_half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c</text:p>
              </table:table-cell>
              <table:table-cell office:value-type="string">
                <text:p>population_400</text:p>
              </table:table-cell>
              <table:table-cell office:value-type="string">
                <text:p>population_100</text:p>
              </table:table-cell>
              <table:table-cell office:value-type="string">
                <text:p>mutation_hal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">
                <text:p>29</text:p>
                <draw:g>
                  <svg:desc>results.B19:results.G19</svg:desc>
                </draw:g>
              </table:table-cell>
              <table:table-cell office:value-type="float" office:value="118.333333333333">
                <text:p>118.333333333333</text:p>
                <draw:g>
                  <svg:desc>results.B42:results.G42</svg:desc>
                </draw:g>
              </table:table-cell>
              <table:table-cell office:value-type="float" office:value="29">
                <text:p>29</text:p>
                <draw:g>
                  <svg:desc>results.B64:results.G64</svg:desc>
                </draw:g>
              </table:table-cell>
              <table:table-cell office:value-type="float" office:value="85">
                <text:p>85</text:p>
                <draw:g>
                  <svg:desc>results.B86:results.G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60.6666666666667">
                <text:p>60.6666666666667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6666666666667">
                <text:p>30.6666666666667</text:p>
              </table:table-cell>
              <table:table-cell office:value-type="float" office:value="144">
                <text:p>144</text:p>
              </table:table-cell>
              <table:table-cell office:value-type="float" office:value="31">
                <text:p>3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.6666666666667">
                <text:p>58.6666666666667</text:p>
              </table:table-cell>
              <table:table-cell office:value-type="float" office:value="86.3333333333333">
                <text:p>86.3333333333333</text:p>
              </table:table-cell>
              <table:table-cell office:value-type="float" office:value="16">
                <text:p>16</text:p>
              </table:table-cell>
              <table:table-cell office:value-type="float" office:value="54.3333333333333">
                <text:p>54.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179.666666666667">
                <text:p>179.666666666667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117">
                <text:p>1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976cm" svg:height="16.299cm" xlink:href=".." xlink:type="simple" chart:class="chart:line" chart:style-name="ch1">
        <chart:title svg:x="10.846cm" svg:y="0.461cm" chart:style-name="ch2">
          <text:p>Median Best With Varying Variables</text:p>
        </chart:title>
        <chart:legend chart:legend-position="end" svg:x="25.33cm" svg:y="7.103cm" style:legend-expansion="high" chart:style-name="ch3"/>
        <chart:plot-area chart:style-name="ch4" table:cell-range-address="results.B22:results.G22 results.B45:results.G45 results.B67:results.G67 results.B89:results.G89" chart:data-source-has-labels="row" svg:x="1.59cm" svg:y="1.565cm" svg:width="23.161cm" svg:height="13.428cm">
          <chartooo:coordinate-region svg:x="3.323cm" svg:y="1.765cm" svg:width="21.334cm" svg:height="12.581cm"/>
          <chart:axis chart:dimension="x" chart:name="primary-x" chart:style-name="ch5">
            <chart:title svg:x="12.147cm" svg:y="15.318cm" chart:style-name="ch6">
              <text:p>Configutation</text:p>
            </chart:title>
          </chart:axis>
          <chart:axis chart:dimension="y" chart:name="primary-y" chart:style-name="ch5">
            <chart:title svg:x="0.451cm" svg:y="9.236cm" chart:style-name="ch7">
              <text:p>Median Best</text:p>
            </chart:title>
            <chart:grid chart:style-name="ch8" chart:class="major"/>
          </chart:axis>
          <chart:series chart:style-name="ch9" chart:values-cell-range-address="results.B22:results.G22" loext:label-string="basic" chart:class="chart:line">
            <chart:data-point chart:repeated="6"/>
          </chart:series>
          <chart:series chart:style-name="ch10" chart:values-cell-range-address="results.B45:results.G45" loext:label-string="population_400" chart:class="chart:line">
            <chart:data-point chart:repeated="6"/>
          </chart:series>
          <chart:series chart:style-name="ch11" chart:values-cell-range-address="results.B67:results.G67" loext:label-string="population_100" chart:class="chart:line">
            <chart:data-point chart:repeated="6"/>
          </chart:series>
          <chart:series chart:style-name="ch12" chart:values-cell-range-address="results.B89:results.G89" loext:label-string="mutation_half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c</text:p>
              </table:table-cell>
              <table:table-cell office:value-type="string">
                <text:p>population_400</text:p>
              </table:table-cell>
              <table:table-cell office:value-type="string">
                <text:p>population_100</text:p>
              </table:table-cell>
              <table:table-cell office:value-type="string">
                <text:p>mutation_hal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611574.4431279">
                <text:p>21611574.4431279</text:p>
                <draw:g>
                  <svg:desc>results.B22:results.G22</svg:desc>
                </draw:g>
              </table:table-cell>
              <table:table-cell office:value-type="float" office:value="5.85367218556702">
                <text:p>5.85367218556702</text:p>
                <draw:g>
                  <svg:desc>results.B45:results.G45</svg:desc>
                </draw:g>
              </table:table-cell>
              <table:table-cell office:value-type="float" office:value="21692126.0947369">
                <text:p>21692126.0947369</text:p>
                <draw:g>
                  <svg:desc>results.B67:results.G67</svg:desc>
                </draw:g>
              </table:table-cell>
              <table:table-cell office:value-type="float" office:value="21308050.0556079">
                <text:p>21308050.0556079</text:p>
                <draw:g>
                  <svg:desc>results.B89:results.G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125521.1226399">
                <text:p>21125521.1226399</text:p>
              </table:table-cell>
              <table:table-cell office:value-type="float" office:value="5.58279968985581">
                <text:p>5.58279968985581</text:p>
              </table:table-cell>
              <table:table-cell office:value-type="float" office:value="21580131.7654454">
                <text:p>21580131.7654454</text:p>
              </table:table-cell>
              <table:table-cell office:value-type="float" office:value="21485939.3722828">
                <text:p>21485939.3722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684282.0059868">
                <text:p>21684282.0059868</text:p>
              </table:table-cell>
              <table:table-cell office:value-type="float" office:value="8.13431816049124">
                <text:p>8.13431816049124</text:p>
              </table:table-cell>
              <table:table-cell office:value-type="float" office:value="21683861.2185498">
                <text:p>21683861.2185498</text:p>
              </table:table-cell>
              <table:table-cell office:value-type="float" office:value="21523116.5156892">
                <text:p>21523116.5156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431688.3535831">
                <text:p>21431688.3535831</text:p>
              </table:table-cell>
              <table:table-cell office:value-type="float" office:value="6.29987951270115">
                <text:p>6.29987951270115</text:p>
              </table:table-cell>
              <table:table-cell office:value-type="float" office:value="21341312.9906684">
                <text:p>21341312.9906684</text:p>
              </table:table-cell>
              <table:table-cell office:value-type="float" office:value="21481974.8394946">
                <text:p>21481974.83949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542513.8985687">
                <text:p>21542513.8985687</text:p>
              </table:table-cell>
              <table:table-cell office:value-type="float" office:value="7.11656831299882">
                <text:p>7.11656831299882</text:p>
              </table:table-cell>
              <table:table-cell office:value-type="float" office:value="21629135.9012187">
                <text:p>21629135.9012187</text:p>
              </table:table-cell>
              <table:table-cell office:value-type="float" office:value="21350014.1858509">
                <text:p>21350014.1858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409526.3564714">
                <text:p>22409526.3564714</text:p>
              </table:table-cell>
              <table:table-cell office:value-type="float" office:value="0.0471956985465426">
                <text:p>0.0471956985465426</text:p>
              </table:table-cell>
              <table:table-cell office:value-type="float" office:value="22691819.4651781">
                <text:p>22691819.4651781</text:p>
              </table:table-cell>
              <table:table-cell office:value-type="float" office:value="22209517.698716">
                <text:p>22209517.6987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881cm" svg:height="15.683cm" xlink:href=".." xlink:type="simple" chart:class="chart:line" chart:style-name="ch1">
        <chart:title svg:x="9.465cm" svg:y="0.449cm" chart:style-name="ch2">
          <text:p>Average Best Result With Varying Attributes</text:p>
        </chart:title>
        <chart:legend chart:legend-position="end" svg:x="24.235cm" svg:y="6.795cm" style:legend-expansion="high" chart:style-name="ch3"/>
        <chart:plot-area chart:style-name="ch4" table:cell-range-address="results.B20:results.G20 results.B43:results.G43 results.B65:results.G65 results.B87:results.G87" chart:data-source-has-labels="row" svg:x="1.568cm" svg:y="1.541cm" svg:width="22.11cm" svg:height="12.848cm">
          <chartooo:coordinate-region svg:x="3.301cm" svg:y="1.741cm" svg:width="20.283cm" svg:height="12.002cm"/>
          <chart:axis chart:dimension="x" chart:name="primary-x" chart:style-name="ch5">
            <chart:title svg:x="11.587cm" svg:y="14.702cm" chart:style-name="ch6">
              <text:p>Configuration</text:p>
            </chart:title>
          </chart:axis>
          <chart:axis chart:dimension="y" chart:name="primary-y" chart:style-name="ch5">
            <chart:title svg:x="0.451cm" svg:y="8.842cm" chart:style-name="ch7">
              <text:p>Best Result</text:p>
            </chart:title>
            <chart:grid chart:style-name="ch8" chart:class="major"/>
          </chart:axis>
          <chart:series chart:style-name="ch9" chart:values-cell-range-address="results.B20:results.G20" loext:label-string="basic" chart:class="chart:line">
            <chart:data-point chart:repeated="6"/>
          </chart:series>
          <chart:series chart:style-name="ch10" chart:values-cell-range-address="results.B43:results.G43" loext:label-string="population_400" chart:class="chart:line">
            <chart:data-point chart:repeated="6"/>
          </chart:series>
          <chart:series chart:style-name="ch11" chart:values-cell-range-address="results.B65:results.G65" loext:label-string="population_100" chart:class="chart:line">
            <chart:data-point chart:repeated="6"/>
          </chart:series>
          <chart:series chart:style-name="ch12" chart:values-cell-range-address="results.B87:results.G87" loext:label-string="mutation_half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c</text:p>
              </table:table-cell>
              <table:table-cell office:value-type="string">
                <text:p>population_400</text:p>
              </table:table-cell>
              <table:table-cell office:value-type="string">
                <text:p>population_100</text:p>
              </table:table-cell>
              <table:table-cell office:value-type="string">
                <text:p>mutation_hal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505498.9329964">
                <text:p>21505498.9329964</text:p>
                <draw:g>
                  <svg:desc>results.B20:results.G20</svg:desc>
                </draw:g>
              </table:table-cell>
              <table:table-cell office:value-type="float" office:value="21414218.9358773">
                <text:p>21414218.9358773</text:p>
                <draw:g>
                  <svg:desc>results.B43:results.G43</svg:desc>
                </draw:g>
              </table:table-cell>
              <table:table-cell office:value-type="float" office:value="21763950.6140341">
                <text:p>21763950.6140341</text:p>
                <draw:g>
                  <svg:desc>results.B65:results.G65</svg:desc>
                </draw:g>
              </table:table-cell>
              <table:table-cell office:value-type="float" office:value="21333022.6790105">
                <text:p>21333022.6790105</text:p>
                <draw:g>
                  <svg:desc>results.B87:results.G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267707.1088426">
                <text:p>21267707.1088426</text:p>
              </table:table-cell>
              <table:table-cell office:value-type="float" office:value="21373822.4811827">
                <text:p>21373822.4811827</text:p>
              </table:table-cell>
              <table:table-cell office:value-type="float" office:value="21651544.3185232">
                <text:p>21651544.3185232</text:p>
              </table:table-cell>
              <table:table-cell office:value-type="float" office:value="21454097.3670857">
                <text:p>21454097.3670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616389.0828686">
                <text:p>21616389.0828686</text:p>
              </table:table-cell>
              <table:table-cell office:value-type="float" office:value="21426127.005665">
                <text:p>21426127.005665</text:p>
              </table:table-cell>
              <table:table-cell office:value-type="float" office:value="21728202.0070349">
                <text:p>21728202.0070349</text:p>
              </table:table-cell>
              <table:table-cell office:value-type="float" office:value="21550573.8882573">
                <text:p>21550573.88825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416595.359339">
                <text:p>21416595.359339</text:p>
              </table:table-cell>
              <table:table-cell office:value-type="float" office:value="21366537.5517639">
                <text:p>21366537.5517639</text:p>
              </table:table-cell>
              <table:table-cell office:value-type="float" office:value="21485121.5994157">
                <text:p>21485121.5994157</text:p>
              </table:table-cell>
              <table:table-cell office:value-type="float" office:value="21445788.6055869">
                <text:p>21445788.60558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522676.6768878">
                <text:p>21522676.6768878</text:p>
              </table:table-cell>
              <table:table-cell office:value-type="float" office:value="21332051.6663231">
                <text:p>21332051.6663231</text:p>
              </table:table-cell>
              <table:table-cell office:value-type="float" office:value="21676630.3840449">
                <text:p>21676630.3840449</text:p>
              </table:table-cell>
              <table:table-cell office:value-type="float" office:value="21381705.1808942">
                <text:p>21381705.1808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595238.5559915">
                <text:p>22595238.5559915</text:p>
              </table:table-cell>
              <table:table-cell office:value-type="float" office:value="22682328.3773951">
                <text:p>22682328.3773951</text:p>
              </table:table-cell>
              <table:table-cell office:value-type="float" office:value="22765485.0626811">
                <text:p>22765485.0626811</text:p>
              </table:table-cell>
              <table:table-cell office:value-type="float" office:value="22251293.6702006">
                <text:p>22251293.67020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294cm" svg:height="15.915cm" xlink:href=".." xlink:type="simple" chart:class="chart:line" chart:style-name="ch1">
        <chart:title svg:x="8.891cm" svg:y="0.454cm" chart:style-name="ch2">
          <text:p>Average Best Improvements With Varying Attributes</text:p>
        </chart:title>
        <chart:legend chart:legend-position="end" svg:x="24.648cm" svg:y="6.911cm" style:legend-expansion="high" chart:style-name="ch3"/>
        <chart:plot-area chart:style-name="ch4" table:cell-range-address="results.B21:results.G21 results.B44:results.G44 results.B66:results.G66 results.B88:results.G88" chart:data-source-has-labels="row" svg:x="1.576cm" svg:y="1.551cm" svg:width="22.507cm" svg:height="13.065cm">
          <chartooo:coordinate-region svg:x="2.488cm" svg:y="1.75cm" svg:width="21.501cm" svg:height="12.219cm"/>
          <chart:axis chart:dimension="x" chart:name="primary-x" chart:style-name="ch5">
            <chart:title svg:x="11.793cm" svg:y="14.934cm" chart:style-name="ch6">
              <text:p>Configuration</text:p>
            </chart:title>
          </chart:axis>
          <chart:axis chart:dimension="y" chart:name="primary-y" chart:style-name="ch7">
            <chart:title svg:x="0.451cm" svg:y="9.08cm" chart:style-name="ch8">
              <text:p>Improvement</text:p>
            </chart:title>
            <chart:grid chart:style-name="ch9" chart:class="major"/>
          </chart:axis>
          <chart:series chart:style-name="ch10" chart:values-cell-range-address="results.B21:results.G21" loext:label-string="basic" chart:class="chart:line">
            <chart:data-point chart:repeated="6"/>
          </chart:series>
          <chart:series chart:style-name="ch11" chart:values-cell-range-address="results.B44:results.G44" loext:label-string="population_400" chart:class="chart:line">
            <chart:data-point chart:repeated="6"/>
          </chart:series>
          <chart:series chart:style-name="ch12" chart:values-cell-range-address="results.B66:results.G66" loext:label-string="population_100" chart:class="chart:line">
            <chart:data-point chart:repeated="6"/>
          </chart:series>
          <chart:series chart:style-name="ch13" chart:values-cell-range-address="results.B88:results.G88" loext:label-string="mutation_half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c</text:p>
              </table:table-cell>
              <table:table-cell office:value-type="string">
                <text:p>population_400</text:p>
              </table:table-cell>
              <table:table-cell office:value-type="string">
                <text:p>population_100</text:p>
              </table:table-cell>
              <table:table-cell office:value-type="string">
                <text:p>mutation_hal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51113786629904">
                <text:p>5.51113786629904</text:p>
                <draw:g>
                  <svg:desc>results.B21:results.G21</svg:desc>
                </draw:g>
              </table:table-cell>
              <table:table-cell office:value-type="float" office:value="5.31692208458213">
                <text:p>5.31692208458213</text:p>
                <draw:g>
                  <svg:desc>results.B44:results.G44</svg:desc>
                </draw:g>
              </table:table-cell>
              <table:table-cell office:value-type="float" office:value="4.44650506942029">
                <text:p>4.44650506942029</text:p>
                <draw:g>
                  <svg:desc>results.B66:results.G66</svg:desc>
                </draw:g>
              </table:table-cell>
              <table:table-cell office:value-type="float" office:value="4.15118133287919">
                <text:p>4.15118133287919</text:p>
                <draw:g>
                  <svg:desc>results.B88:results.G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25546418706238">
                <text:p>6.25546418706238</text:p>
              </table:table-cell>
              <table:table-cell office:value-type="float" office:value="5.09560774975311">
                <text:p>5.09560774975311</text:p>
              </table:table-cell>
              <table:table-cell office:value-type="float" office:value="4.3579748053342">
                <text:p>4.3579748053342</text:p>
              </table:table-cell>
              <table:table-cell office:value-type="float" office:value="4.97219509554616">
                <text:p>4.97219509554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96169857253368">
                <text:p>5.96169857253368</text:p>
              </table:table-cell>
              <table:table-cell office:value-type="float" office:value="5.75208417499144">
                <text:p>5.75208417499144</text:p>
              </table:table-cell>
              <table:table-cell office:value-type="float" office:value="5.13711659026636">
                <text:p>5.13711659026636</text:p>
              </table:table-cell>
              <table:table-cell office:value-type="float" office:value="4.73287471699483">
                <text:p>4.73287471699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06622478241369">
                <text:p>5.06622478241369</text:p>
              </table:table-cell>
              <table:table-cell office:value-type="float" office:value="5.25680215182274">
                <text:p>5.25680215182274</text:p>
              </table:table-cell>
              <table:table-cell office:value-type="float" office:value="5.89733590039057">
                <text:p>5.89733590039057</text:p>
              </table:table-cell>
              <table:table-cell office:value-type="float" office:value="4.99064294212521">
                <text:p>4.990642942125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33951154707205">
                <text:p>5.33951154707205</text:p>
              </table:table-cell>
              <table:table-cell office:value-type="float" office:value="6.26324648171721">
                <text:p>6.26324648171721</text:p>
              </table:table-cell>
              <table:table-cell office:value-type="float" office:value="4.90874471801766">
                <text:p>4.90874471801766</text:p>
              </table:table-cell>
              <table:table-cell office:value-type="float" office:value="5.26083396940195">
                <text:p>5.26083396940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78515629629747">
                <text:p>0.878515629629747</text:p>
              </table:table-cell>
              <table:table-cell office:value-type="float" office:value="0.0157318995155142">
                <text:p>0.0157318995155142</text:p>
              </table:table-cell>
              <table:table-cell office:value-type="float" office:value="0.0206209463321628">
                <text:p>0.0206209463321628</text:p>
              </table:table-cell>
              <table:table-cell office:value-type="float" office:value="0.739685627513112">
                <text:p>0.7396856275131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